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83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77.61mm"/>
    </style:style>
    <style:style style:name="co4" style:family="table-column">
      <style:table-column-properties fo:break-before="auto" style:column-width="56.36mm"/>
    </style:style>
    <style:style style:name="co5" style:family="table-column">
      <style:table-column-properties fo:break-before="auto" style:column-width="39.4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3.49mm" fo:break-before="auto" style:use-optimal-row-height="false"/>
    </style:style>
    <style:style style:name="ro8" style:family="table-row">
      <style:table-row-properties style:row-height="11.64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10" style:family="table-row">
      <style:table-row-properties style:row-height="13.76mm" fo:break-before="auto" style:use-optimal-row-height="false"/>
    </style:style>
    <style:style style:name="ro11" style:family="table-row">
      <style:table-row-properties style:row-height="12.96mm" fo:break-before="auto" style:use-optimal-row-height="false"/>
    </style:style>
    <style:style style:name="ro12" style:family="table-row">
      <style:table-row-properties style:row-height="11.38mm" fo:break-before="auto" style:use-optimal-row-height="false"/>
    </style:style>
    <style:style style:name="ro13" style:family="table-row">
      <style:table-row-properties style:row-height="8.2mm" fo:break-before="auto" style:use-optimal-row-height="false"/>
    </style:style>
    <style:style style:name="ro14" style:family="table-row">
      <style:table-row-properties style:row-height="12.7mm" fo:break-before="auto" style:use-optimal-row-height="false"/>
    </style:style>
    <style:style style:name="ro15" style:family="table-row">
      <style:table-row-properties style:row-height="10.85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<text:s text:c="7"/>Dataset</text:p>
          </table:table-cell>
          <table:table-cell table:style-name="ce1" office:value-type="string" calcext:value-type="string">
            <text:p><text:s text:c="6"/># Images</text:p>
          </table:table-cell>
          <table:table-cell table:style-name="ce1" office:value-type="string" calcext:value-type="string">
            <text:p><text:s text:c="4"/># 3D Points</text:p>
          </table:table-cell>
          <table:table-cell table:style-name="ce1" office:value-type="string" calcext:value-type="string">
            <text:p><text:s text:c="6"/># Observations</text:p>
          </table:table-cell>
          <table:table-cell table:style-name="ce1" office:value-type="string" calcext:value-type="string">
            <text:p><text:s text:c="8"/>JTJ – SIZE</text:p>
          </table:table-cell>
          <table:table-cell table:style-name="ce1" office:value-type="string" calcext:value-type="string">
            <text:p><text:s text:c="2"/># Non Zeros</text:p>
          </table:table-cell>
          <table:table-cell table:style-name="ce1" office:value-type="string" calcext:value-type="string">
            <text:p># Iterations – Bundle Large Lifted Schur</text:p>
          </table:table-cell>
          <table:table-cell table:style-name="ce1" office:value-type="string" calcext:value-type="string">
            <text:p><text:s text:c="3"/>Time per Iteration (in sec)</text:p>
          </table:table-cell>
          <table:table-cell/>
        </table:table-row>
        <table:table-row table:style-name="ro2">
          <table:table-cell table:style-name="Default" table:number-columns-repeated="4"/>
          <table:table-cell table:number-columns-repeated="5"/>
        </table:table-row>
        <table:table-row table:style-name="ro3">
          <table:table-cell table:style-name="ce1" office:value-type="string" calcext:value-type="string">
            <text:p><text:s text:c="6"/>LadyBug </text:p>
          </table:table-cell>
          <table:table-cell table:style-name="Default" table:number-columns-repeated="3"/>
          <table:table-cell table:number-columns-repeated="5"/>
        </table:table-row>
        <table:table-row table:style-name="ro4">
          <table:table-cell table:style-name="Default" table:number-columns-repeated="4"/>
          <table:table-cell table:number-columns-repeated="5"/>
        </table:table-row>
        <table:table-row table:style-name="ro5">
          <table:table-cell office:value-type="string" calcext:value-type="string">
            <text:p><text:a xlink:href="https://grail.cs.washington.edu/projects/bal/data/ladybug/problem-49-7776-pre.txt.bz2" xlink:type="simple">problem-49-7776-pre.txt.bz2</text:a> </text:p>
          </table:table-cell>
          <table:table-cell office:value-type="float" office:value="49" calcext:value-type="float">
            <text:p>49</text:p>
          </table:table-cell>
          <table:table-cell office:value-type="float" office:value="7776" calcext:value-type="float">
            <text:p>7776</text:p>
          </table:table-cell>
          <table:table-cell office:value-type="float" office:value="31843" calcext:value-type="float">
            <text:p>31843</text:p>
          </table:table-cell>
          <table:table-cell office:value-type="string" calcext:value-type="string">
            <text:p><text:s text:c="8"/>23769 X 23769 </text:p>
          </table:table-cell>
          <table:table-cell office:value-type="float" office:value="1793475" calcext:value-type="float">
            <text:p>1793475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grail.cs.washington.edu/projects/bal/data/ladybug/problem-73-11032-pre.txt.bz2" xlink:type="simple">problem-73-11032-pre.txt.bz2</text:a> </text:p>
          </table:table-cell>
          <table:table-cell office:value-type="float" office:value="73" calcext:value-type="float">
            <text:p>73</text:p>
          </table:table-cell>
          <table:table-cell office:value-type="float" office:value="11032" calcext:value-type="float">
            <text:p>11032</text:p>
          </table:table-cell>
          <table:table-cell office:value-type="float" office:value="46122" calcext:value-type="float">
            <text:p>46122</text:p>
          </table:table-cell>
          <table:table-cell table:style-name="ce3" office:value-type="string" calcext:value-type="string">
            <text:p><text:s text:c="8"/>33753 X 33753</text:p>
          </table:table-cell>
          <table:table-cell office:value-type="float" office:value="2595789" calcext:value-type="float">
            <text:p>2595789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<text:a xlink:href="https://grail.cs.washington.edu/projects/bal/data/ladybug/problem-138-19878-pre.txt.bz2" xlink:type="simple">problem-138-19878-pre.txt.bz2</text:a> </text:p>
          </table:table-cell>
          <table:table-cell office:value-type="float" office:value="138" calcext:value-type="float">
            <text:p>138</text:p>
          </table:table-cell>
          <table:table-cell office:value-type="float" office:value="19878" calcext:value-type="float">
            <text:p>19878</text:p>
          </table:table-cell>
          <table:table-cell office:value-type="float" office:value="85217" calcext:value-type="float">
            <text:p>85217</text:p>
          </table:table-cell>
          <table:table-cell office:value-type="string" calcext:value-type="string">
            <text:p><text:s text:c="8"/>60876 X 60876</text:p>
          </table:table-cell>
          <table:table-cell office:value-type="float" office:value="4791690" calcext:value-type="float">
            <text:p>479169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grail.cs.washington.edu/projects/bal/data/ladybug/problem-318-41628-pre.txt.bz2" xlink:type="simple">problem-318-41628-pre.txt.bz2</text:a> </text:p>
          </table:table-cell>
          <table:table-cell office:value-type="float" office:value="318" calcext:value-type="float">
            <text:p>318</text:p>
          </table:table-cell>
          <table:table-cell office:value-type="float" office:value="41628" calcext:value-type="float">
            <text:p>41628</text:p>
          </table:table-cell>
          <table:table-cell office:value-type="float" office:value="179919" calcext:value-type="float">
            <text:p>179919</text:p>
          </table:table-cell>
          <table:table-cell office:value-type="string" calcext:value-type="string">
            <text:p><text:s text:c="7"/>127746 X 127746</text:p>
          </table:table-cell>
          <table:table-cell office:value-type="float" office:value="10116036" calcext:value-type="float">
            <text:p>10116036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grail.cs.washington.edu/projects/bal/data/ladybug/problem-372-47423-pre.txt.bz2" xlink:type="simple">problem-372-47423-pre.txt.bz2</text:a> </text:p>
          </table:table-cell>
          <table:table-cell office:value-type="float" office:value="372" calcext:value-type="float">
            <text:p>372</text:p>
          </table:table-cell>
          <table:table-cell office:value-type="float" office:value="47423" calcext:value-type="float">
            <text:p>47423</text:p>
          </table:table-cell>
          <table:table-cell office:value-type="float" office:value="204472" calcext:value-type="float">
            <text:p>204472</text:p>
          </table:table-cell>
          <table:table-cell office:value-type="string" calcext:value-type="string">
            <text:p><text:s text:c="7"/>145617 X 145617</text:p>
          </table:table-cell>
          <table:table-cell office:value-type="float" office:value="11498427" calcext:value-type="float">
            <text:p>11498427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grail.cs.washington.edu/projects/bal/data/ladybug/problem-412-52215-pre.txt.bz2" xlink:type="simple">problem-412-52215-pre.txt.bz2</text:a> </text:p>
          </table:table-cell>
          <table:table-cell office:value-type="float" office:value="412" calcext:value-type="float">
            <text:p>412</text:p>
          </table:table-cell>
          <table:table-cell office:value-type="float" office:value="52215" calcext:value-type="float">
            <text:p>52215</text:p>
          </table:table-cell>
          <table:table-cell office:value-type="float" office:value="224242" calcext:value-type="float">
            <text:p>224242</text:p>
          </table:table-cell>
          <table:table-cell office:value-type="string" calcext:value-type="string">
            <text:p><text:s text:c="7"/>160353 X 160353</text:p>
          </table:table-cell>
          <table:table-cell office:value-type="float" office:value="12612375" calcext:value-type="float">
            <text:p>12612375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grail.cs.washington.edu/projects/bal/data/ladybug/problem-460-56811-pre.txt.bz2" xlink:type="simple">problem-460-56811-pre.txt.bz2</text:a> </text:p>
          </table:table-cell>
          <table:table-cell office:value-type="float" office:value="460" calcext:value-type="float">
            <text:p>460</text:p>
          </table:table-cell>
          <table:table-cell office:value-type="float" office:value="56811" calcext:value-type="float">
            <text:p>56811</text:p>
          </table:table-cell>
          <table:table-cell office:value-type="float" office:value="241877" calcext:value-type="float">
            <text:p>241877</text:p>
          </table:table-cell>
          <table:table-cell office:value-type="string" calcext:value-type="string">
            <text:p><text:s text:c="7"/>174573 X 174573</text:p>
          </table:table-cell>
          <table:table-cell office:value-type="float" office:value="13609917" calcext:value-type="float">
            <text:p>13609917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grail.cs.washington.edu/projects/bal/data/ladybug/problem-539-65220-pre.txt.bz2" xlink:type="simple">problem-539-65220-pre.txt.bz2</text:a> </text:p>
          </table:table-cell>
          <table:table-cell office:value-type="float" office:value="539" calcext:value-type="float">
            <text:p>539</text:p>
          </table:table-cell>
          <table:table-cell office:value-type="float" office:value="65220" calcext:value-type="float">
            <text:p>65220</text:p>
          </table:table-cell>
          <table:table-cell office:value-type="float" office:value="277273" calcext:value-type="float">
            <text:p>277273</text:p>
          </table:table-cell>
          <table:table-cell office:value-type="string" calcext:value-type="string">
            <text:p><text:s text:c="7"/>200511 X 200511</text:p>
          </table:table-cell>
          <table:table-cell office:value-type="float" office:value="15603381" calcext:value-type="float">
            <text:p>15603381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grail.cs.washington.edu/projects/bal/data/ladybug/problem-598-69218-pre.txt.bz2" xlink:type="simple">problem-598-69218-pre.txt.bz2</text:a> </text:p>
          </table:table-cell>
          <table:table-cell office:value-type="float" office:value="598" calcext:value-type="float">
            <text:p>598</text:p>
          </table:table-cell>
          <table:table-cell office:value-type="float" office:value="69218" calcext:value-type="float">
            <text:p>69218</text:p>
          </table:table-cell>
          <table:table-cell office:value-type="float" office:value="304170" calcext:value-type="float">
            <text:p>304170</text:p>
          </table:table-cell>
          <table:table-cell office:value-type="string" calcext:value-type="string">
            <text:p><text:s text:c="7"/>213036 X 213036</text:p>
          </table:table-cell>
          <table:table-cell office:value-type="float" office:value="17096580" calcext:value-type="float">
            <text:p>1709658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646-73584-pre.txt.bz2" xlink:type="simple">problem-646-73584-pre.txt.bz2</text:a> </text:p>
          </table:table-cell>
          <table:table-cell office:value-type="float" office:value="646" calcext:value-type="float">
            <text:p>646</text:p>
          </table:table-cell>
          <table:table-cell office:value-type="float" office:value="73584" calcext:value-type="float">
            <text:p>73584</text:p>
          </table:table-cell>
          <table:table-cell office:value-type="float" office:value="327297" calcext:value-type="float">
            <text:p>327297</text:p>
          </table:table-cell>
          <table:table-cell office:value-type="string" calcext:value-type="string">
            <text:p><text:s text:c="7"/>226566 X 226566</text:p>
          </table:table-cell>
          <table:table-cell office:value-type="float" office:value="18388620" calcext:value-type="float">
            <text:p>1838862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707-78455-pre.txt.bz2" xlink:type="simple">problem-707-78455-pre.txt.bz2</text:a> </text:p>
          </table:table-cell>
          <table:table-cell office:value-type="float" office:value="707" calcext:value-type="float">
            <text:p>707</text:p>
          </table:table-cell>
          <table:table-cell office:value-type="float" office:value="78455" calcext:value-type="float">
            <text:p>78455</text:p>
          </table:table-cell>
          <table:table-cell office:value-type="float" office:value="349940" calcext:value-type="float">
            <text:p>349940</text:p>
          </table:table-cell>
          <table:table-cell office:value-type="string" calcext:value-type="string">
            <text:p><text:s text:c="7"/>241728 X 241728</text:p>
          </table:table-cell>
          <table:table-cell office:value-type="float" office:value="19660122" calcext:value-type="float">
            <text:p>1966012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783-84444-pre.txt.bz2" xlink:type="simple">problem-783-84444-pre.txt.bz2</text:a> </text:p>
          </table:table-cell>
          <table:table-cell office:value-type="float" office:value="783" calcext:value-type="float">
            <text:p>783</text:p>
          </table:table-cell>
          <table:table-cell office:value-type="float" office:value="84444" calcext:value-type="float">
            <text:p>84444</text:p>
          </table:table-cell>
          <table:table-cell office:value-type="float" office:value="377052" calcext:value-type="float">
            <text:p>377052</text:p>
          </table:table-cell>
          <table:table-cell office:value-type="string" calcext:value-type="string">
            <text:p><text:s text:c="7"/>260379 X 260379</text:p>
          </table:table-cell>
          <table:table-cell office:value-type="float" office:value="21184227" calcext:value-type="float">
            <text:p>21184227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810-88814-pre.txt.bz2" xlink:type="simple">problem-810-88814-pre.txt.bz2</text:a> </text:p>
          </table:table-cell>
          <table:table-cell office:value-type="float" office:value="810" calcext:value-type="float">
            <text:p>810</text:p>
          </table:table-cell>
          <table:table-cell office:value-type="float" office:value="88814" calcext:value-type="float">
            <text:p>88814</text:p>
          </table:table-cell>
          <table:table-cell office:value-type="float" office:value="393775" calcext:value-type="float">
            <text:p>393775</text:p>
          </table:table-cell>
          <table:table-cell office:value-type="string" calcext:value-type="string">
            <text:p><text:s text:c="7"/>273732 X 273732</text:p>
          </table:table-cell>
          <table:table-cell office:value-type="float" office:value="12360726" calcext:value-type="float">
            <text:p>12360726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856-93344-pre.txt.bz2" xlink:type="simple">problem-856-93344-pre.txt.bz2</text:a> </text:p>
          </table:table-cell>
          <table:table-cell office:value-type="float" office:value="856" calcext:value-type="float">
            <text:p>856</text:p>
          </table:table-cell>
          <table:table-cell office:value-type="float" office:value="93344" calcext:value-type="float">
            <text:p>93344</text:p>
          </table:table-cell>
          <table:table-cell office:value-type="float" office:value="415769" calcext:value-type="float">
            <text:p>415769</text:p>
          </table:table-cell>
          <table:table-cell office:value-type="string" calcext:value-type="string">
            <text:p><text:s text:c="7"/>287736 X 287736</text:p>
          </table:table-cell>
          <table:table-cell office:value-type="float" office:value="23360985" calcext:value-type="float">
            <text:p>23360985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885-97473-pre.txt.bz2" xlink:type="simple">problem-885-97473-pre.txt.bz2</text:a> </text:p>
          </table:table-cell>
          <table:table-cell office:value-type="float" office:value="885" calcext:value-type="float">
            <text:p>885</text:p>
          </table:table-cell>
          <table:table-cell office:value-type="float" office:value="97473" calcext:value-type="float">
            <text:p>97473</text:p>
          </table:table-cell>
          <table:table-cell office:value-type="float" office:value="434905" calcext:value-type="float">
            <text:p>434905</text:p>
          </table:table-cell>
          <table:table-cell office:value-type="string" calcext:value-type="string">
            <text:p><text:s text:c="7"/>300384 X 300384</text:p>
          </table:table-cell>
          <table:table-cell office:value-type="float" office:value="24433812" calcext:value-type="float">
            <text:p>2443381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931-102699-pre.txt.bz2" xlink:type="simple">problem-931-102699-pre.txt.bz2</text:a> </text:p>
          </table:table-cell>
          <table:table-cell office:value-type="float" office:value="931" calcext:value-type="float">
            <text:p>931</text:p>
          </table:table-cell>
          <table:table-cell office:value-type="float" office:value="102699" calcext:value-type="float">
            <text:p>102699</text:p>
          </table:table-cell>
          <table:table-cell office:value-type="float" office:value="457460" calcext:value-type="float">
            <text:p>457460</text:p>
          </table:table-cell>
          <table:table-cell office:value-type="string" calcext:value-type="string">
            <text:p><text:s text:c="7"/>316476 X 316476</text:p>
          </table:table-cell>
          <table:table-cell office:value-type="float" office:value="25702542" calcext:value-type="float">
            <text:p>2570254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969-105826-pre.txt.bz2" xlink:type="simple">problem-969-105826-pre.txt.bz2</text:a> </text:p>
          </table:table-cell>
          <table:table-cell office:value-type="float" office:value="969" calcext:value-type="float">
            <text:p>969</text:p>
          </table:table-cell>
          <table:table-cell office:value-type="float" office:value="105826" calcext:value-type="float">
            <text:p>105826</text:p>
          </table:table-cell>
          <table:table-cell office:value-type="float" office:value="474627" calcext:value-type="float">
            <text:p>474627</text:p>
          </table:table-cell>
          <table:table-cell office:value-type="string" calcext:value-type="string">
            <text:p><text:s text:c="7"/>326199 X 326199</text:p>
          </table:table-cell>
          <table:table-cell office:value-type="float" office:value="26660781" calcext:value-type="float">
            <text:p>2666078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031-110968-pre.txt.bz2" xlink:type="simple">problem-1031-110968-pre.txt.bz2</text:a> </text:p>
          </table:table-cell>
          <table:table-cell office:value-type="float" office:value="1031" calcext:value-type="float">
            <text:p>1031</text:p>
          </table:table-cell>
          <table:table-cell office:value-type="float" office:value="110968" calcext:value-type="float">
            <text:p>110968</text:p>
          </table:table-cell>
          <table:table-cell office:value-type="float" office:value="500265" calcext:value-type="float">
            <text:p>500265</text:p>
          </table:table-cell>
          <table:table-cell office:value-type="string" calcext:value-type="string">
            <text:p><text:s text:c="7"/>342183 X 342183</text:p>
          </table:table-cell>
          <table:table-cell office:value-type="float" office:value="28096533" calcext:value-type="float">
            <text:p>2809653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064-113655-pre.txt.bz2" xlink:type="simple">problem-1064-113655-pre.txt.bz2</text:a> </text:p>
          </table:table-cell>
          <table:table-cell office:value-type="float" office:value="1064" calcext:value-type="float">
            <text:p>1064</text:p>
          </table:table-cell>
          <table:table-cell office:value-type="float" office:value="113655" calcext:value-type="float">
            <text:p>113655</text:p>
          </table:table-cell>
          <table:table-cell office:value-type="float" office:value="510211" calcext:value-type="float">
            <text:p>510211</text:p>
          </table:table-cell>
          <table:table-cell office:value-type="string" calcext:value-type="string">
            <text:p><text:s text:c="7"/>350541 X 350541</text:p>
          </table:table-cell>
          <table:table-cell office:value-type="float" office:value="28660473" calcext:value-type="float">
            <text:p>2866047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118-118384-pre.txt.bz2" xlink:type="simple">problem-1118-118384-pre.txt.bz2</text:a> </text:p>
          </table:table-cell>
          <table:table-cell office:value-type="float" office:value="1118" calcext:value-type="float">
            <text:p>1118</text:p>
          </table:table-cell>
          <table:table-cell office:value-type="float" office:value="118384" calcext:value-type="float">
            <text:p>118384</text:p>
          </table:table-cell>
          <table:table-cell office:value-type="float" office:value="528926" calcext:value-type="float">
            <text:p>528926</text:p>
          </table:table-cell>
          <table:table-cell office:value-type="string" calcext:value-type="string">
            <text:p><text:s text:c="7"/>365214 X 365214</text:p>
          </table:table-cell>
          <table:table-cell office:value-type="float" office:value="29718018" calcext:value-type="float">
            <text:p>29718018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152-122269-pre.txt.bz2" xlink:type="simple">problem-1152-122269-pre.txt.bz2</text:a> </text:p>
          </table:table-cell>
          <table:table-cell office:value-type="float" office:value="1152" calcext:value-type="float">
            <text:p>1152</text:p>
          </table:table-cell>
          <table:table-cell office:value-type="float" office:value="122269" calcext:value-type="float">
            <text:p>122269</text:p>
          </table:table-cell>
          <table:table-cell office:value-type="float" office:value="545819" calcext:value-type="float">
            <text:p>545819</text:p>
          </table:table-cell>
          <table:table-cell office:value-type="string" calcext:value-type="string">
            <text:p><text:s text:c="7"/>377175 X 377175</text:p>
          </table:table-cell>
          <table:table-cell office:value-type="float" office:value="30667959" calcext:value-type="float">
            <text:p>30667959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197-126327-pre.txt.bz2" xlink:type="simple">problem-1197-126327-pre.txt.bz2</text:a> </text:p>
          </table:table-cell>
          <table:table-cell office:value-type="float" office:value="1197" calcext:value-type="float">
            <text:p>1197</text:p>
          </table:table-cell>
          <table:table-cell office:value-type="float" office:value="126327" calcext:value-type="float">
            <text:p>126327</text:p>
          </table:table-cell>
          <table:table-cell office:value-type="float" office:value="563734" calcext:value-type="float">
            <text:p>563734</text:p>
          </table:table-cell>
          <table:table-cell office:value-type="string" calcext:value-type="string">
            <text:p><text:s text:c="7"/>389754 X 389754 </text:p>
          </table:table-cell>
          <table:table-cell office:value-type="float" office:value="31675536" calcext:value-type="float">
            <text:p>31675536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235-129634-pre.txt.bz2" xlink:type="simple">problem-1235-129634-pre.txt.bz2</text:a> </text:p>
          </table:table-cell>
          <table:table-cell office:value-type="float" office:value="1235" calcext:value-type="float">
            <text:p>1235</text:p>
          </table:table-cell>
          <table:table-cell office:value-type="float" office:value="129634" calcext:value-type="float">
            <text:p>129634</text:p>
          </table:table-cell>
          <table:table-cell office:value-type="float" office:value="576286" calcext:value-type="float">
            <text:p>57628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ladybug/problem-1266-132593-pre.txt.bz2" xlink:type="simple">problem-1266-132593-pre.txt.bz2</text:a> </text:p>
          </table:table-cell>
          <table:table-cell office:value-type="float" office:value="1266" calcext:value-type="float">
            <text:p>1266</text:p>
          </table:table-cell>
          <table:table-cell office:value-type="float" office:value="132593" calcext:value-type="float">
            <text:p>132593</text:p>
          </table:table-cell>
          <table:table-cell office:value-type="float" office:value="587942" calcext:value-type="float">
            <text:p>587942</text:p>
          </table:table-cell>
          <table:table-cell office:value-type="string" calcext:value-type="string">
            <text:p><text:s text:c="7"/>409173 X 409173</text:p>
          </table:table-cell>
          <table:table-cell office:value-type="float" office:value="33044751" calcext:value-type="float">
            <text:p>3304475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340-137079-pre.txt.bz2" xlink:type="simple">problem-1340-137079-pre.txt.bz2</text:a> </text:p>
          </table:table-cell>
          <table:table-cell office:value-type="float" office:value="1340" calcext:value-type="float">
            <text:p>1340</text:p>
          </table:table-cell>
          <table:table-cell office:value-type="float" office:value="137079" calcext:value-type="float">
            <text:p>137079</text:p>
          </table:table-cell>
          <table:table-cell office:value-type="float" office:value="612593" calcext:value-type="float">
            <text:p>61259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ladybug/problem-1469-145199-pre.txt.bz2" xlink:type="simple">problem-1469-145199-pre.txt.bz2</text:a> </text:p>
          </table:table-cell>
          <table:table-cell office:value-type="float" office:value="1469" calcext:value-type="float">
            <text:p>1469</text:p>
          </table:table-cell>
          <table:table-cell office:value-type="float" office:value="145199" calcext:value-type="float">
            <text:p>145199</text:p>
          </table:table-cell>
          <table:table-cell office:value-type="float" office:value="641646" calcext:value-type="float">
            <text:p>64164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ladybug/problem-1514-147317-pre.txt.bz2" xlink:type="simple">problem-1514-147317-pre.txt.bz2</text:a> </text:p>
          </table:table-cell>
          <table:table-cell office:value-type="float" office:value="1514" calcext:value-type="float">
            <text:p>1514</text:p>
          </table:table-cell>
          <table:table-cell office:value-type="float" office:value="147317" calcext:value-type="float">
            <text:p>147317</text:p>
          </table:table-cell>
          <table:table-cell office:value-type="float" office:value="651480" calcext:value-type="float">
            <text:p>65148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ladybug/problem-1587-150845-pre.txt.bz2" xlink:type="simple">problem-1587-150845-pre.txt.bz2</text:a> </text:p>
          </table:table-cell>
          <table:table-cell office:value-type="float" office:value="1587" calcext:value-type="float">
            <text:p>1587</text:p>
          </table:table-cell>
          <table:table-cell office:value-type="float" office:value="150845" calcext:value-type="float">
            <text:p>150845</text:p>
          </table:table-cell>
          <table:table-cell office:value-type="float" office:value="663289" calcext:value-type="float">
            <text:p>66328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ladybug/problem-1642-153820-pre.txt.bz2" xlink:type="simple">problem-1642-153820-pre.txt.bz2</text:a> </text:p>
          </table:table-cell>
          <table:table-cell office:value-type="float" office:value="1642" calcext:value-type="float">
            <text:p>1642</text:p>
          </table:table-cell>
          <table:table-cell office:value-type="float" office:value="153820" calcext:value-type="float">
            <text:p>153820</text:p>
          </table:table-cell>
          <table:table-cell office:value-type="float" office:value="671268" calcext:value-type="float">
            <text:p>671268</text:p>
          </table:table-cell>
          <table:table-cell office:value-type="string" calcext:value-type="string">
            <text:p><text:s text:c="8"/>476238 X 476238</text:p>
          </table:table-cell>
          <table:table-cell office:value-type="float" office:value="37765854" calcext:value-type="float">
            <text:p>37765854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ladybug/problem-1695-155710-pre.txt.bz2" xlink:type="simple">problem-1695-155710-pre.txt.bz2</text:a> </text:p>
          </table:table-cell>
          <table:table-cell office:value-type="float" office:value="1695" calcext:value-type="float">
            <text:p>1695</text:p>
          </table:table-cell>
          <table:table-cell office:value-type="float" office:value="155710" calcext:value-type="float">
            <text:p>155710</text:p>
          </table:table-cell>
          <table:table-cell office:value-type="float" office:value="676595" calcext:value-type="float">
            <text:p>676595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<text:a xlink:href="https://grail.cs.washington.edu/projects/bal/data/ladybug/problem-1723-156502-pre.txt.bz2" xlink:type="simple">problem-1723-156502-pre.txt.bz2</text:a></text:p>
          </table:table-cell>
          <table:table-cell office:value-type="float" office:value="1723" calcext:value-type="float">
            <text:p>1723</text:p>
          </table:table-cell>
          <table:table-cell office:value-type="float" office:value="156502" calcext:value-type="float">
            <text:p>156502</text:p>
          </table:table-cell>
          <table:table-cell office:value-type="float" office:value="678718" calcext:value-type="float">
            <text:p>678718</text:p>
          </table:table-cell>
          <table:table-cell table:number-columns-repeated="5"/>
        </table:table-row>
        <table:table-row table:style-name="ro7">
          <table:table-cell table:style-name="Default" table:number-columns-repeated="4"/>
          <table:table-cell table:number-columns-repeated="5"/>
        </table:table-row>
        <table:table-row table:style-name="ro7">
          <table:table-cell table:style-name="ce1" office:value-type="string" calcext:value-type="string">
            <text:p><text:s text:c="4"/>Trafalgar Square</text:p>
          </table:table-cell>
          <table:table-cell table:style-name="Default" table:number-columns-repeated="3"/>
          <table:table-cell table:number-columns-repeated="5"/>
        </table:table-row>
        <table:table-row table:style-name="ro8">
          <table:table-cell table:style-name="Default" table:number-columns-repeated="4"/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trafalgar/problem-21-11315-pre.txt.bz2" xlink:type="simple">problem-21-11315-pre.txt.bz2</text:a> </text:p>
          </table:table-cell>
          <table:table-cell office:value-type="float" office:value="21" calcext:value-type="float">
            <text:p>21</text:p>
          </table:table-cell>
          <table:table-cell office:value-type="float" office:value="11315" calcext:value-type="float">
            <text:p>11315</text:p>
          </table:table-cell>
          <table:table-cell office:value-type="float" office:value="36455" calcext:value-type="float">
            <text:p>36455</text:p>
          </table:table-cell>
          <table:table-cell office:value-type="string" calcext:value-type="string">
            <text:p><text:s text:c="9"/>34134 X 34134</text:p>
          </table:table-cell>
          <table:table-cell office:value-type="float" office:value="746412" calcext:value-type="float">
            <text:p>74641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39-18060-pre.txt.bz2" xlink:type="simple">problem-39-18060-pre.txt.bz2</text:a> </text:p>
          </table:table-cell>
          <table:table-cell office:value-type="float" office:value="39" calcext:value-type="float">
            <text:p>39</text:p>
          </table:table-cell>
          <table:table-cell office:value-type="float" office:value="18060" calcext:value-type="float">
            <text:p>18060</text:p>
          </table:table-cell>
          <table:table-cell office:value-type="float" office:value="63551" calcext:value-type="float">
            <text:p>63551</text:p>
          </table:table-cell>
          <table:table-cell office:value-type="string" calcext:value-type="string">
            <text:p><text:s text:c="9"/>54531 X 54531</text:p>
          </table:table-cell>
          <table:table-cell office:value-type="float" office:value="1391805" calcext:value-type="float">
            <text:p>1391805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50-20431-pre.txt.bz2" xlink:type="simple">problem-50-20431-pre.txt.bz2</text:a> </text:p>
          </table:table-cell>
          <table:table-cell office:value-type="float" office:value="50" calcext:value-type="float">
            <text:p>50</text:p>
          </table:table-cell>
          <table:table-cell office:value-type="float" office:value="20431" calcext:value-type="float">
            <text:p>20431</text:p>
          </table:table-cell>
          <table:table-cell office:value-type="float" office:value="73967" calcext:value-type="float">
            <text:p>73967</text:p>
          </table:table-cell>
          <table:table-cell office:value-type="string" calcext:value-type="string">
            <text:p><text:s text:c="9"/>61743 X 61743</text:p>
          </table:table-cell>
          <table:table-cell office:value-type="float" office:value="1939707" calcext:value-type="float">
            <text:p>1939707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126-40037-pre.txt.bz2" xlink:type="simple">problem-126-40037-pre.txt.bz2</text:a> </text:p>
          </table:table-cell>
          <table:table-cell office:value-type="float" office:value="126" calcext:value-type="float">
            <text:p>126</text:p>
          </table:table-cell>
          <table:table-cell office:value-type="float" office:value="40037" calcext:value-type="float">
            <text:p>40037</text:p>
          </table:table-cell>
          <table:table-cell office:value-type="float" office:value="148328" calcext:value-type="float">
            <text:p>148328</text:p>
          </table:table-cell>
          <table:table-cell office:value-type="string" calcext:value-type="string">
            <text:p><text:s text:c="7"/>121245 X 121245</text:p>
          </table:table-cell>
          <table:table-cell office:value-type="float" office:value="3541293" calcext:value-type="float">
            <text:p>354129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138-44033-pre.txt.bz2" xlink:type="simple">problem-138-44033-pre.txt.bz2</text:a> </text:p>
          </table:table-cell>
          <table:table-cell office:value-type="float" office:value="138" calcext:value-type="float">
            <text:p>138</text:p>
          </table:table-cell>
          <table:table-cell office:value-type="float" office:value="44033" calcext:value-type="float">
            <text:p>44033</text:p>
          </table:table-cell>
          <table:table-cell office:value-type="float" office:value="165899" calcext:value-type="float">
            <text:p>165899</text:p>
          </table:table-cell>
          <table:table-cell office:value-type="string" calcext:value-type="string">
            <text:p><text:s text:c="7"/>133341 X 133341</text:p>
          </table:table-cell>
          <table:table-cell office:value-type="float" office:value="5093871" calcext:value-type="float">
            <text:p>509387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161-48126-pre.txt.bz2" xlink:type="simple">problem-161-48126-pre.txt.bz2</text:a> </text:p>
          </table:table-cell>
          <table:table-cell office:value-type="float" office:value="161" calcext:value-type="float">
            <text:p>161</text:p>
          </table:table-cell>
          <table:table-cell office:value-type="float" office:value="48126" calcext:value-type="float">
            <text:p>48126</text:p>
          </table:table-cell>
          <table:table-cell office:value-type="float" office:value="182072" calcext:value-type="float">
            <text:p>182072</text:p>
          </table:table-cell>
          <table:table-cell office:value-type="string" calcext:value-type="string">
            <text:p><text:s text:c="7"/>145827 X 145827</text:p>
          </table:table-cell>
          <table:table-cell office:value-type="float" office:value="5189949" calcext:value-type="float">
            <text:p>5189949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170-49267-pre.txt.bz2" xlink:type="simple">problem-170-49267-pre.txt.bz2</text:a> </text:p>
          </table:table-cell>
          <table:table-cell office:value-type="float" office:value="170" calcext:value-type="float">
            <text:p>170</text:p>
          </table:table-cell>
          <table:table-cell office:value-type="float" office:value="49267" calcext:value-type="float">
            <text:p>49267</text:p>
          </table:table-cell>
          <table:table-cell office:value-type="float" office:value="185815" calcext:value-type="float">
            <text:p>185815</text:p>
          </table:table-cell>
          <table:table-cell office:value-type="string" calcext:value-type="string">
            <text:p><text:s text:c="7"/>149331 X 149331</text:p>
          </table:table-cell>
          <table:table-cell office:value-type="float" office:value="4531761" calcext:value-type="float">
            <text:p>453176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174-50489-pre.txt.bz2" xlink:type="simple">problem-174-50489-pre.txt.bz2</text:a> </text:p>
          </table:table-cell>
          <table:table-cell office:value-type="float" office:value="174" calcext:value-type="float">
            <text:p>174</text:p>
          </table:table-cell>
          <table:table-cell office:value-type="float" office:value="50489" calcext:value-type="float">
            <text:p>50489</text:p>
          </table:table-cell>
          <table:table-cell office:value-type="float" office:value="188809" calcext:value-type="float">
            <text:p>188809</text:p>
          </table:table-cell>
          <table:table-cell office:value-type="string" calcext:value-type="string">
            <text:p><text:s text:c="8"/>153033 X 153033</text:p>
          </table:table-cell>
          <table:table-cell office:value-type="float" office:value="5271321" calcext:value-type="float">
            <text:p>527132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193-53101-pre.txt.bz2" xlink:type="simple">problem-193-53101-pre.txt.bz2</text:a> </text:p>
          </table:table-cell>
          <table:table-cell office:value-type="float" office:value="193" calcext:value-type="float">
            <text:p>193</text:p>
          </table:table-cell>
          <table:table-cell office:value-type="float" office:value="53101" calcext:value-type="float">
            <text:p>53101</text:p>
          </table:table-cell>
          <table:table-cell office:value-type="float" office:value="196526" calcext:value-type="float">
            <text:p>196526</text:p>
          </table:table-cell>
          <table:table-cell office:value-type="string" calcext:value-type="string">
            <text:p><text:s text:c="8"/>161040 X 161040</text:p>
          </table:table-cell>
          <table:table-cell office:value-type="float" office:value="5450616" calcext:value-type="float">
            <text:p>5450616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201-54427-pre.txt.bz2" xlink:type="simple">problem-201-54427-pre.txt.bz2</text:a> </text:p>
          </table:table-cell>
          <table:table-cell office:value-type="float" office:value="201" calcext:value-type="float">
            <text:p>201</text:p>
          </table:table-cell>
          <table:table-cell office:value-type="float" office:value="54427" calcext:value-type="float">
            <text:p>54427</text:p>
          </table:table-cell>
          <table:table-cell office:value-type="float" office:value="199938" calcext:value-type="float">
            <text:p>199938</text:p>
          </table:table-cell>
          <table:table-cell office:value-type="string" calcext:value-type="string">
            <text:p><text:s text:c="8"/>165090 X 165090</text:p>
          </table:table-cell>
          <table:table-cell office:value-type="float" office:value="5568840" calcext:value-type="float">
            <text:p>556884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206-54562-pre.txt.bz2" xlink:type="simple">problem-206-54562-pre.txt.bz2</text:a> </text:p>
          </table:table-cell>
          <table:table-cell office:value-type="float" office:value="206" calcext:value-type="float">
            <text:p>206</text:p>
          </table:table-cell>
          <table:table-cell office:value-type="float" office:value="54562" calcext:value-type="float">
            <text:p>54562</text:p>
          </table:table-cell>
          <table:table-cell office:value-type="float" office:value="200715" calcext:value-type="float">
            <text:p>200715</text:p>
          </table:table-cell>
          <table:table-cell office:value-type="string" calcext:value-type="string">
            <text:p><text:s text:c="8"/>165540 X 165540</text:p>
          </table:table-cell>
          <table:table-cell office:value-type="float" office:value="5410224" calcext:value-type="float">
            <text:p>5410224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215-55910-pre.txt.bz2" xlink:type="simple">problem-215-55910-pre.txt.bz2</text:a> </text:p>
          </table:table-cell>
          <table:table-cell office:value-type="float" office:value="215" calcext:value-type="float">
            <text:p>215</text:p>
          </table:table-cell>
          <table:table-cell office:value-type="float" office:value="55910" calcext:value-type="float">
            <text:p>55910</text:p>
          </table:table-cell>
          <table:table-cell office:value-type="float" office:value="204202" calcext:value-type="float">
            <text:p>204202</text:p>
          </table:table-cell>
          <table:table-cell office:value-type="string" calcext:value-type="string">
            <text:p><text:s text:c="8"/>169665 X 169665</text:p>
          </table:table-cell>
          <table:table-cell office:value-type="float" office:value="5576121" calcext:value-type="float">
            <text:p>557612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trafalgar/problem-225-57665-pre.txt.bz2" xlink:type="simple">problem-225-57665-pre.txt.bz2</text:a> </text:p>
          </table:table-cell>
          <table:table-cell office:value-type="float" office:value="225" calcext:value-type="float">
            <text:p>225</text:p>
          </table:table-cell>
          <table:table-cell office:value-type="float" office:value="57665" calcext:value-type="float">
            <text:p>57665</text:p>
          </table:table-cell>
          <table:table-cell office:value-type="float" office:value="208622" calcext:value-type="float">
            <text:p>208622</text:p>
          </table:table-cell>
          <table:table-cell office:value-type="string" calcext:value-type="string">
            <text:p><text:s text:c="8"/>175020 X 175020</text:p>
          </table:table-cell>
          <table:table-cell office:value-type="float" office:value="5898102" calcext:value-type="float">
            <text:p>5898102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<text:a xlink:href="https://grail.cs.washington.edu/projects/bal/data/trafalgar/problem-257-65132-pre.txt.bz2" xlink:type="simple">problem-257-65132-pre.txt.bz2</text:a></text:p>
          </table:table-cell>
          <table:table-cell office:value-type="float" office:value="257" calcext:value-type="float">
            <text:p>257</text:p>
          </table:table-cell>
          <table:table-cell office:value-type="float" office:value="65132" calcext:value-type="float">
            <text:p>65132</text:p>
          </table:table-cell>
          <table:table-cell office:value-type="float" office:value="225911" calcext:value-type="float">
            <text:p>225911</text:p>
          </table:table-cell>
          <table:table-cell office:value-type="string" calcext:value-type="string">
            <text:p><text:s text:c="8"/>197709 X 197709</text:p>
          </table:table-cell>
          <table:table-cell office:value-type="float" office:value="6481587" calcext:value-type="float">
            <text:p>6481587</text:p>
          </table:table-cell>
          <table:table-cell table:number-columns-repeated="3"/>
        </table:table-row>
        <table:table-row table:style-name="ro10">
          <table:table-cell table:number-columns-repeated="9"/>
        </table:table-row>
        <table:table-row table:style-name="ro11">
          <table:table-cell table:style-name="ce1" office:value-type="string" calcext:value-type="string">
            <text:p><text:s text:c="7"/>Dubrovnik</text:p>
          </table:table-cell>
          <table:table-cell table:style-name="Default" table:number-columns-repeated="3"/>
          <table:table-cell table:number-columns-repeated="5"/>
        </table:table-row>
        <table:table-row table:style-name="ro12">
          <table:table-cell table:style-name="Default" table:number-columns-repeated="4"/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dubrovnik/problem-16-22106-pre.txt.bz2" xlink:type="simple">problem-16-22106-pre.txt.bz2</text:a> </text:p>
          </table:table-cell>
          <table:table-cell office:value-type="float" office:value="16" calcext:value-type="float">
            <text:p>16</text:p>
          </table:table-cell>
          <table:table-cell office:value-type="float" office:value="22106" calcext:value-type="float">
            <text:p>22106</text:p>
          </table:table-cell>
          <table:table-cell office:value-type="float" office:value="83718" calcext:value-type="float">
            <text:p>83718</text:p>
          </table:table-cell>
          <table:table-cell office:value-type="string" calcext:value-type="string">
            <text:p><text:s text:c="8"/>66462 X 66462</text:p>
          </table:table-cell>
          <table:table-cell office:value-type="float" office:value="1284306" calcext:value-type="float">
            <text:p>1284306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88-64298-pre.txt.bz2" xlink:type="simple">problem-88-64298-pre.txt.bz2</text:a> </text:p>
          </table:table-cell>
          <table:table-cell office:value-type="float" office:value="88" calcext:value-type="float">
            <text:p>88</text:p>
          </table:table-cell>
          <table:table-cell office:value-type="float" office:value="64298" calcext:value-type="float">
            <text:p>64298</text:p>
          </table:table-cell>
          <table:table-cell office:value-type="float" office:value="383937" calcext:value-type="float">
            <text:p>383937</text:p>
          </table:table-cell>
          <table:table-cell office:value-type="string" calcext:value-type="string">
            <text:p><text:s text:c="6"/>193686 X 193686</text:p>
          </table:table-cell>
          <table:table-cell office:value-type="float" office:value="6603852" calcext:value-type="float">
            <text:p>660385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135-90642-pre.txt.bz2" xlink:type="simple">problem-135-90642-pre.txt.bz2</text:a> </text:p>
          </table:table-cell>
          <table:table-cell office:value-type="float" office:value="135" calcext:value-type="float">
            <text:p>135</text:p>
          </table:table-cell>
          <table:table-cell office:value-type="float" office:value="90642" calcext:value-type="float">
            <text:p>90642</text:p>
          </table:table-cell>
          <table:table-cell office:value-type="float" office:value="553336" calcext:value-type="float">
            <text:p>553336</text:p>
          </table:table-cell>
          <table:table-cell office:value-type="string" calcext:value-type="string">
            <text:p><text:s text:c="6"/>273141 X 273141</text:p>
          </table:table-cell>
          <table:table-cell office:value-type="float" office:value="14726139" calcext:value-type="float">
            <text:p>14726139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142-93602-pre.txt.bz2" xlink:type="simple">problem-142-93602-pre.txt.bz2</text:a> </text:p>
          </table:table-cell>
          <table:table-cell office:value-type="float" office:value="142" calcext:value-type="float">
            <text:p>142</text:p>
          </table:table-cell>
          <table:table-cell office:value-type="float" office:value="93602" calcext:value-type="float">
            <text:p>93602</text:p>
          </table:table-cell>
          <table:table-cell office:value-type="float" office:value="565608" calcext:value-type="float">
            <text:p>565608</text:p>
          </table:table-cell>
          <table:table-cell office:value-type="string" calcext:value-type="string">
            <text:p><text:s text:c="6"/>282084 X 282084</text:p>
          </table:table-cell>
          <table:table-cell office:value-type="float" office:value="16302696" calcext:value-type="float">
            <text:p>16302696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150-95821-pre.txt.bz2" xlink:type="simple">problem-150-95821-pre.txt.bz2</text:a> </text:p>
          </table:table-cell>
          <table:table-cell office:value-type="float" office:value="150" calcext:value-type="float">
            <text:p>150</text:p>
          </table:table-cell>
          <table:table-cell office:value-type="float" office:value="95821" calcext:value-type="float">
            <text:p>95821</text:p>
          </table:table-cell>
          <table:table-cell office:value-type="float" office:value="568119" calcext:value-type="float">
            <text:p>568119</text:p>
          </table:table-cell>
          <table:table-cell office:value-type="string" calcext:value-type="string">
            <text:p><text:s text:c="6"/>288813 X 288813</text:p>
          </table:table-cell>
          <table:table-cell office:value-type="float" office:value="31552417" calcext:value-type="float">
            <text:p>31552417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161-103832-pre.txt.bz2" xlink:type="simple">problem-161-103832-pre.txt.bz2</text:a> </text:p>
          </table:table-cell>
          <table:table-cell office:value-type="float" office:value="161" calcext:value-type="float">
            <text:p>161</text:p>
          </table:table-cell>
          <table:table-cell office:value-type="float" office:value="103832" calcext:value-type="float">
            <text:p>103832</text:p>
          </table:table-cell>
          <table:table-cell office:value-type="float" office:value="592019" calcext:value-type="float">
            <text:p>592019</text:p>
          </table:table-cell>
          <table:table-cell office:value-type="string" calcext:value-type="string">
            <text:p><text:s text:c="6"/>312945 X 312945</text:p>
          </table:table-cell>
          <table:table-cell office:value-type="float" office:value="32916447" calcext:value-type="float">
            <text:p>32916447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173-111908-pre.txt.bz2" xlink:type="simple">problem-173-111908-pre.txt.bz2</text:a> </text:p>
          </table:table-cell>
          <table:table-cell office:value-type="float" office:value="173" calcext:value-type="float">
            <text:p>173</text:p>
          </table:table-cell>
          <table:table-cell office:value-type="float" office:value="111908" calcext:value-type="float">
            <text:p>111908</text:p>
          </table:table-cell>
          <table:table-cell office:value-type="float" office:value="634570" calcext:value-type="float">
            <text:p>634570</text:p>
          </table:table-cell>
          <table:table-cell office:value-type="string" calcext:value-type="string">
            <text:p><text:s text:c="6"/>337281 X 337281</text:p>
          </table:table-cell>
          <table:table-cell office:value-type="float" office:value="35287803" calcext:value-type="float">
            <text:p>3528780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182-116770-pre.txt.bz2" xlink:type="simple">problem-182-116770-pre.txt.bz2</text:a> </text:p>
          </table:table-cell>
          <table:table-cell office:value-type="float" office:value="182" calcext:value-type="float">
            <text:p>182</text:p>
          </table:table-cell>
          <table:table-cell office:value-type="float" office:value="116770" calcext:value-type="float">
            <text:p>116770</text:p>
          </table:table-cell>
          <table:table-cell office:value-type="float" office:value="668705" calcext:value-type="float">
            <text:p>668705</text:p>
          </table:table-cell>
          <table:table-cell office:value-type="string" calcext:value-type="string">
            <text:p><text:s text:c="6"/>351948 X 351948</text:p>
          </table:table-cell>
          <table:table-cell office:value-type="float" office:value="35287803" calcext:value-type="float">
            <text:p>3528780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202-132796-pre.txt.bz2" xlink:type="simple">problem-202-132796-pre.txt.bz2</text:a> </text:p>
          </table:table-cell>
          <table:table-cell office:value-type="float" office:value="202" calcext:value-type="float">
            <text:p>202</text:p>
          </table:table-cell>
          <table:table-cell office:value-type="float" office:value="132796" calcext:value-type="float">
            <text:p>132796</text:p>
          </table:table-cell>
          <table:table-cell office:value-type="float" office:value="751652" calcext:value-type="float">
            <text:p>751652</text:p>
          </table:table-cell>
          <table:table-cell office:value-type="string" calcext:value-type="string">
            <text:p><text:s text:c="6"/>400206 X 400206</text:p>
          </table:table-cell>
          <table:table-cell office:value-type="float" office:value="41797462" calcext:value-type="float">
            <text:p>4179746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237-154414-pre.txt.bz2" xlink:type="simple">problem-237-154414-pre.txt.bz2</text:a> </text:p>
          </table:table-cell>
          <table:table-cell office:value-type="float" office:value="237" calcext:value-type="float">
            <text:p>237</text:p>
          </table:table-cell>
          <table:table-cell office:value-type="float" office:value="154414" calcext:value-type="float">
            <text:p>154414</text:p>
          </table:table-cell>
          <table:table-cell office:value-type="float" office:value="858331" calcext:value-type="float">
            <text:p>858331</text:p>
          </table:table-cell>
          <table:table-cell office:value-type="string" calcext:value-type="string">
            <text:p><text:s text:c="6"/>465375 X 465375</text:p>
          </table:table-cell>
          <table:table-cell office:value-type="float" office:value="47758405" calcext:value-type="float">
            <text:p>47758405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253-163691-pre.txt.bz2" xlink:type="simple">problem-253-163691-pre.txt.bz2</text:a> </text:p>
          </table:table-cell>
          <table:table-cell office:value-type="float" office:value="253" calcext:value-type="float">
            <text:p>253</text:p>
          </table:table-cell>
          <table:table-cell office:value-type="float" office:value="163691" calcext:value-type="float">
            <text:p>163691</text:p>
          </table:table-cell>
          <table:table-cell office:value-type="float" office:value="899155" calcext:value-type="float">
            <text:p>899155</text:p>
          </table:table-cell>
          <table:table-cell office:value-type="string" calcext:value-type="string">
            <text:p><text:s text:c="6"/>493350 X 493350</text:p>
          </table:table-cell>
          <table:table-cell office:value-type="float" office:value="50044976" calcext:value-type="float">
            <text:p>50044976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262-169354-pre.txt.bz2" xlink:type="simple">problem-262-169354-pre.txt.bz2</text:a> </text:p>
          </table:table-cell>
          <table:table-cell office:value-type="float" office:value="262" calcext:value-type="float">
            <text:p>262</text:p>
          </table:table-cell>
          <table:table-cell office:value-type="float" office:value="169354" calcext:value-type="float">
            <text:p>169354</text:p>
          </table:table-cell>
          <table:table-cell office:value-type="float" office:value="919688" calcext:value-type="float">
            <text:p>919688</text:p>
          </table:table-cell>
          <table:table-cell office:value-type="string" calcext:value-type="string">
            <text:p><text:s text:c="7"/>510420 X 510420</text:p>
          </table:table-cell>
          <table:table-cell office:value-type="float" office:value="51208020" calcext:value-type="float">
            <text:p>5120802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273-176305-pre.txt.bz2" xlink:type="simple">problem-273-176305-pre.txt.bz2</text:a> </text:p>
          </table:table-cell>
          <table:table-cell office:value-type="float" office:value="273" calcext:value-type="float">
            <text:p>273</text:p>
          </table:table-cell>
          <table:table-cell office:value-type="float" office:value="176305" calcext:value-type="float">
            <text:p>176305</text:p>
          </table:table-cell>
          <table:table-cell office:value-type="float" office:value="942970" calcext:value-type="float">
            <text:p>942970</text:p>
          </table:table-cell>
          <table:table-cell office:value-type="string" calcext:value-type="string">
            <text:p><text:s text:c="7"/>531372 X 531372</text:p>
          </table:table-cell>
          <table:table-cell office:value-type="float" office:value="52527840" calcext:value-type="float">
            <text:p>5252784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287-182023-pre.txt.bz2" xlink:type="simple">problem-287-182023-pre.txt.bz2</text:a> </text:p>
          </table:table-cell>
          <table:table-cell office:value-type="float" office:value="287" calcext:value-type="float">
            <text:p>287</text:p>
          </table:table-cell>
          <table:table-cell office:value-type="float" office:value="182023" calcext:value-type="float">
            <text:p>182023</text:p>
          </table:table-cell>
          <table:table-cell office:value-type="float" office:value="971292" calcext:value-type="float">
            <text:p>971292</text:p>
          </table:table-cell>
          <table:table-cell office:value-type="string" calcext:value-type="string">
            <text:p><text:s text:c="7"/>548652 X 548652</text:p>
          </table:table-cell>
          <table:table-cell office:value-type="float" office:value="54109458" calcext:value-type="float">
            <text:p>54109458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<text:a xlink:href="https://grail.cs.washington.edu/projects/bal/data/dubrovnik/problem-308-195089-pre.txt.bz2" xlink:type="simple">problem-308-195089-pre.txt.bz2</text:a> </text:p>
          </table:table-cell>
          <table:table-cell office:value-type="float" office:value="308" calcext:value-type="float">
            <text:p>308</text:p>
          </table:table-cell>
          <table:table-cell office:value-type="float" office:value="195089" calcext:value-type="float">
            <text:p>195089</text:p>
          </table:table-cell>
          <table:table-cell office:value-type="float" office:value="1045197" calcext:value-type="float">
            <text:p>1045197</text:p>
          </table:table-cell>
          <table:table-cell office:value-type="string" calcext:value-type="string">
            <text:p><text:s text:c="7"/>588039 X 588039</text:p>
          </table:table-cell>
          <table:table-cell office:value-type="float" office:value="58221253" calcext:value-type="float">
            <text:p>58221253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<text:a xlink:href="https://grail.cs.washington.edu/projects/bal/data/dubrovnik/problem-356-226730-pre.txt.bz2" xlink:type="simple">problem-356-226730-pre.txt.bz2</text:a></text:p>
          </table:table-cell>
          <table:table-cell office:value-type="float" office:value="356" calcext:value-type="float">
            <text:p>356</text:p>
          </table:table-cell>
          <table:table-cell office:value-type="float" office:value="226730" calcext:value-type="float">
            <text:p>226730</text:p>
          </table:table-cell>
          <table:table-cell office:value-type="float" office:value="1255268" calcext:value-type="float">
            <text:p>1255268</text:p>
          </table:table-cell>
          <table:table-cell office:value-type="string" calcext:value-type="string">
            <text:p><text:s text:c="7"/>683394 X 683394</text:p>
          </table:table-cell>
          <table:table-cell office:value-type="float" office:value="69852358" calcext:value-type="float">
            <text:p>69852358</text:p>
          </table:table-cell>
          <table:table-cell table:number-columns-repeated="3"/>
        </table:table-row>
        <table:table-row table:style-name="ro8">
          <table:table-cell table:style-name="Default" table:number-columns-repeated="4"/>
          <table:table-cell table:number-columns-repeated="5"/>
        </table:table-row>
        <table:table-row table:style-name="ro14">
          <table:table-cell table:style-name="ce1" office:value-type="string" calcext:value-type="string">
            <text:p><text:s text:c="10"/>Venice</text:p>
          </table:table-cell>
          <table:table-cell table:style-name="Default" table:number-columns-repeated="3"/>
          <table:table-cell table:number-columns-repeated="5"/>
        </table:table-row>
        <table:table-row table:style-name="ro15">
          <table:table-cell table:style-name="Default" table:number-columns-repeated="4"/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52-64053-pre.txt.bz2" xlink:type="simple">problem-52-64053-pre.txt.bz2</text:a> </text:p>
          </table:table-cell>
          <table:table-cell office:value-type="float" office:value="52" calcext:value-type="float">
            <text:p>52</text:p>
          </table:table-cell>
          <table:table-cell office:value-type="float" office:value="64053" calcext:value-type="float">
            <text:p>64053</text:p>
          </table:table-cell>
          <table:table-cell office:value-type="float" office:value="347173" calcext:value-type="float">
            <text:p>34717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89-110973-pre.txt.bz2" xlink:type="simple">problem-89-110973-pre.txt.bz2</text:a> </text:p>
          </table:table-cell>
          <table:table-cell office:value-type="float" office:value="89" calcext:value-type="float">
            <text:p>89</text:p>
          </table:table-cell>
          <table:table-cell office:value-type="float" office:value="110973" calcext:value-type="float">
            <text:p>110973</text:p>
          </table:table-cell>
          <table:table-cell office:value-type="float" office:value="562976" calcext:value-type="float">
            <text:p>56297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245-198739-pre.txt.bz2" xlink:type="simple">problem-245-198739-pre.txt.bz2</text:a> </text:p>
          </table:table-cell>
          <table:table-cell office:value-type="float" office:value="245" calcext:value-type="float">
            <text:p>245</text:p>
          </table:table-cell>
          <table:table-cell office:value-type="float" office:value="198739" calcext:value-type="float">
            <text:p>198739</text:p>
          </table:table-cell>
          <table:table-cell office:value-type="float" office:value="1091386" calcext:value-type="float">
            <text:p>109138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427-310384-pre.txt.bz2" xlink:type="simple">problem-427-310384-pre.txt.bz2</text:a> </text:p>
          </table:table-cell>
          <table:table-cell office:value-type="float" office:value="427" calcext:value-type="float">
            <text:p>427</text:p>
          </table:table-cell>
          <table:table-cell office:value-type="float" office:value="310384" calcext:value-type="float">
            <text:p>310384</text:p>
          </table:table-cell>
          <table:table-cell office:value-type="float" office:value="1699145" calcext:value-type="float">
            <text:p>169914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744-543562-pre.txt.bz2" xlink:type="simple">problem-744-543562-pre.txt.bz2</text:a> </text:p>
          </table:table-cell>
          <table:table-cell office:value-type="float" office:value="744" calcext:value-type="float">
            <text:p>744</text:p>
          </table:table-cell>
          <table:table-cell office:value-type="float" office:value="543562" calcext:value-type="float">
            <text:p>543562</text:p>
          </table:table-cell>
          <table:table-cell office:value-type="float" office:value="3058863" calcext:value-type="float">
            <text:p>305886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951-708276-pre.txt.bz2" xlink:type="simple">problem-951-708276-pre.txt.bz2</text:a> </text:p>
          </table:table-cell>
          <table:table-cell office:value-type="float" office:value="951" calcext:value-type="float">
            <text:p>951</text:p>
          </table:table-cell>
          <table:table-cell office:value-type="float" office:value="708276" calcext:value-type="float">
            <text:p>708276</text:p>
          </table:table-cell>
          <table:table-cell office:value-type="float" office:value="3748892" calcext:value-type="float">
            <text:p>374889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102-780462-pre.txt.bz2" xlink:type="simple">problem-1102-780462-pre.txt.bz2</text:a> </text:p>
          </table:table-cell>
          <table:table-cell office:value-type="float" office:value="1102" calcext:value-type="float">
            <text:p>1102</text:p>
          </table:table-cell>
          <table:table-cell office:value-type="float" office:value="780462" calcext:value-type="float">
            <text:p>780462</text:p>
          </table:table-cell>
          <table:table-cell office:value-type="float" office:value="4052340" calcext:value-type="float">
            <text:p>405234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158-802917-pre.txt.bz2" xlink:type="simple">problem-1158-802917-pre.txt.bz2</text:a> </text:p>
          </table:table-cell>
          <table:table-cell office:value-type="float" office:value="1158" calcext:value-type="float">
            <text:p>1158</text:p>
          </table:table-cell>
          <table:table-cell office:value-type="float" office:value="802917" calcext:value-type="float">
            <text:p>802917</text:p>
          </table:table-cell>
          <table:table-cell office:value-type="float" office:value="4130503" calcext:value-type="float">
            <text:p>413050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184-816583-pre.txt.bz2" xlink:type="simple">problem-1184-816583-pre.txt.bz2</text:a> </text:p>
          </table:table-cell>
          <table:table-cell office:value-type="float" office:value="1184" calcext:value-type="float">
            <text:p>1184</text:p>
          </table:table-cell>
          <table:table-cell office:value-type="float" office:value="816583" calcext:value-type="float">
            <text:p>816583</text:p>
          </table:table-cell>
          <table:table-cell office:value-type="float" office:value="4179047" calcext:value-type="float">
            <text:p>417904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238-843534-pre.txt.bz2" xlink:type="simple">problem-1238-843534-pre.txt.bz2</text:a> </text:p>
          </table:table-cell>
          <table:table-cell office:value-type="float" office:value="1238" calcext:value-type="float">
            <text:p>1238</text:p>
          </table:table-cell>
          <table:table-cell office:value-type="float" office:value="843534" calcext:value-type="float">
            <text:p>843534</text:p>
          </table:table-cell>
          <table:table-cell office:value-type="float" office:value="4290503" calcext:value-type="float">
            <text:p>429050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288-866452-pre.txt.bz2" xlink:type="simple">problem-1288-866452-pre.txt.bz2</text:a> </text:p>
          </table:table-cell>
          <table:table-cell office:value-type="float" office:value="1288" calcext:value-type="float">
            <text:p>1288</text:p>
          </table:table-cell>
          <table:table-cell office:value-type="float" office:value="866452" calcext:value-type="float">
            <text:p>866452</text:p>
          </table:table-cell>
          <table:table-cell office:value-type="float" office:value="4383006" calcext:value-type="float">
            <text:p>438300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350-894716-pre.txt.bz2" xlink:type="simple">problem-1350-894716-pre.txt.bz2</text:a> </text:p>
          </table:table-cell>
          <table:table-cell office:value-type="float" office:value="1350" calcext:value-type="float">
            <text:p>1350</text:p>
          </table:table-cell>
          <table:table-cell office:value-type="float" office:value="894716" calcext:value-type="float">
            <text:p>894716</text:p>
          </table:table-cell>
          <table:table-cell office:value-type="float" office:value="4517126" calcext:value-type="float">
            <text:p>451712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408-912229-pre.txt.bz2" xlink:type="simple">problem-1408-912229-pre.txt.bz2</text:a> </text:p>
          </table:table-cell>
          <table:table-cell office:value-type="float" office:value="1408" calcext:value-type="float">
            <text:p>1408</text:p>
          </table:table-cell>
          <table:table-cell office:value-type="float" office:value="912229" calcext:value-type="float">
            <text:p>912229</text:p>
          </table:table-cell>
          <table:table-cell office:value-type="float" office:value="4634530" calcext:value-type="float">
            <text:p>463453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425-916895-pre.txt.bz2" xlink:type="simple">problem-1425-916895-pre.txt.bz2</text:a> </text:p>
          </table:table-cell>
          <table:table-cell office:value-type="float" office:value="1425" calcext:value-type="float">
            <text:p>1425</text:p>
          </table:table-cell>
          <table:table-cell office:value-type="float" office:value="916895" calcext:value-type="float">
            <text:p>916895</text:p>
          </table:table-cell>
          <table:table-cell office:value-type="float" office:value="4657314" calcext:value-type="float">
            <text:p>465731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473-930345-pre.txt.bz2" xlink:type="simple">problem-1473-930345-pre.txt.bz2</text:a> </text:p>
          </table:table-cell>
          <table:table-cell office:value-type="float" office:value="1473" calcext:value-type="float">
            <text:p>1473</text:p>
          </table:table-cell>
          <table:table-cell office:value-type="float" office:value="930345" calcext:value-type="float">
            <text:p>930345</text:p>
          </table:table-cell>
          <table:table-cell office:value-type="float" office:value="4705873" calcext:value-type="float">
            <text:p>470587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490-935273-pre.txt.bz2" xlink:type="simple">problem-1490-935273-pre.txt.bz2</text:a> </text:p>
          </table:table-cell>
          <table:table-cell office:value-type="float" office:value="1490" calcext:value-type="float">
            <text:p>1490</text:p>
          </table:table-cell>
          <table:table-cell office:value-type="float" office:value="935273" calcext:value-type="float">
            <text:p>935273</text:p>
          </table:table-cell>
          <table:table-cell office:value-type="float" office:value="4721817" calcext:value-type="float">
            <text:p>472181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521-939551-pre.txt.bz2" xlink:type="simple">problem-1521-939551-pre.txt.bz2</text:a> </text:p>
          </table:table-cell>
          <table:table-cell office:value-type="float" office:value="1521" calcext:value-type="float">
            <text:p>1521</text:p>
          </table:table-cell>
          <table:table-cell office:value-type="float" office:value="939551" calcext:value-type="float">
            <text:p>939551</text:p>
          </table:table-cell>
          <table:table-cell office:value-type="float" office:value="4739031" calcext:value-type="float">
            <text:p>473903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544-942409-pre.txt.bz2" xlink:type="simple">problem-1544-942409-pre.txt.bz2</text:a> </text:p>
          </table:table-cell>
          <table:table-cell office:value-type="float" office:value="1544" calcext:value-type="float">
            <text:p>1544</text:p>
          </table:table-cell>
          <table:table-cell office:value-type="float" office:value="942409" calcext:value-type="float">
            <text:p>942409</text:p>
          </table:table-cell>
          <table:table-cell office:value-type="float" office:value="4750193" calcext:value-type="float">
            <text:p>475019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638-976803-pre.txt.bz2" xlink:type="simple">problem-1638-976803-pre.txt.bz2</text:a> </text:p>
          </table:table-cell>
          <table:table-cell office:value-type="float" office:value="1638" calcext:value-type="float">
            <text:p>1638</text:p>
          </table:table-cell>
          <table:table-cell office:value-type="float" office:value="976803" calcext:value-type="float">
            <text:p>976803</text:p>
          </table:table-cell>
          <table:table-cell office:value-type="float" office:value="4956814" calcext:value-type="float">
            <text:p>4956814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666-983911-pre.txt.bz2" xlink:type="simple">problem-1666-983911-pre.txt.bz2</text:a> </text:p>
          </table:table-cell>
          <table:table-cell office:value-type="float" office:value="1666" calcext:value-type="float">
            <text:p>1666</text:p>
          </table:table-cell>
          <table:table-cell office:value-type="float" office:value="983911" calcext:value-type="float">
            <text:p>983911</text:p>
          </table:table-cell>
          <table:table-cell office:value-type="float" office:value="4987145" calcext:value-type="float">
            <text:p>498714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672-986962-pre.txt.bz2" xlink:type="simple">problem-1672-986962-pre.txt.bz2</text:a> </text:p>
          </table:table-cell>
          <table:table-cell office:value-type="float" office:value="1672" calcext:value-type="float">
            <text:p>1672</text:p>
          </table:table-cell>
          <table:table-cell office:value-type="float" office:value="986962" calcext:value-type="float">
            <text:p>986962</text:p>
          </table:table-cell>
          <table:table-cell office:value-type="float" office:value="5000110" calcext:value-type="float">
            <text:p>500011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681-983415-pre.txt.bz2" xlink:type="simple">problem-1681-983415-pre.txt.bz2</text:a> </text:p>
          </table:table-cell>
          <table:table-cell office:value-type="float" office:value="1681" calcext:value-type="float">
            <text:p>1681</text:p>
          </table:table-cell>
          <table:table-cell office:value-type="float" office:value="983415" calcext:value-type="float">
            <text:p>983415</text:p>
          </table:table-cell>
          <table:table-cell office:value-type="float" office:value="4966839" calcext:value-type="float">
            <text:p>4966839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682-983268-pre.txt.bz2" xlink:type="simple">problem-1682-983268-pre.txt.bz2</text:a> </text:p>
          </table:table-cell>
          <table:table-cell office:value-type="float" office:value="1682" calcext:value-type="float">
            <text:p>1682</text:p>
          </table:table-cell>
          <table:table-cell office:value-type="float" office:value="983268" calcext:value-type="float">
            <text:p>983268</text:p>
          </table:table-cell>
          <table:table-cell office:value-type="float" office:value="4965018" calcext:value-type="float">
            <text:p>496501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684-983269-pre.txt.bz2" xlink:type="simple">problem-1684-983269-pre.txt.bz2</text:a> </text:p>
          </table:table-cell>
          <table:table-cell office:value-type="float" office:value="1684" calcext:value-type="float">
            <text:p>1684</text:p>
          </table:table-cell>
          <table:table-cell office:value-type="float" office:value="983269" calcext:value-type="float">
            <text:p>983269</text:p>
          </table:table-cell>
          <table:table-cell office:value-type="float" office:value="4965728" calcext:value-type="float">
            <text:p>496572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695-984689-pre.txt.bz2" xlink:type="simple">problem-1695-984689-pre.txt.bz2</text:a> </text:p>
          </table:table-cell>
          <table:table-cell office:value-type="float" office:value="1695" calcext:value-type="float">
            <text:p>1695</text:p>
          </table:table-cell>
          <table:table-cell office:value-type="float" office:value="984689" calcext:value-type="float">
            <text:p>984689</text:p>
          </table:table-cell>
          <table:table-cell office:value-type="float" office:value="4970942" calcext:value-type="float">
            <text:p>497094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696-984816-pre.txt.bz2" xlink:type="simple">problem-1696-984816-pre.txt.bz2</text:a> </text:p>
          </table:table-cell>
          <table:table-cell office:value-type="float" office:value="1696" calcext:value-type="float">
            <text:p>1696</text:p>
          </table:table-cell>
          <table:table-cell office:value-type="float" office:value="984816" calcext:value-type="float">
            <text:p>984816</text:p>
          </table:table-cell>
          <table:table-cell office:value-type="float" office:value="4970895" calcext:value-type="float">
            <text:p>497089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706-985529-pre.txt.bz2" xlink:type="simple">problem-1706-985529-pre.txt.bz2</text:a> </text:p>
          </table:table-cell>
          <table:table-cell office:value-type="float" office:value="1706" calcext:value-type="float">
            <text:p>1706</text:p>
          </table:table-cell>
          <table:table-cell office:value-type="float" office:value="985529" calcext:value-type="float">
            <text:p>985529</text:p>
          </table:table-cell>
          <table:table-cell office:value-type="float" office:value="4974631" calcext:value-type="float">
            <text:p>497463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venice/problem-1776-993909-pre.txt.bz2" xlink:type="simple">problem-1776-993909-pre.txt.bz2</text:a> </text:p>
          </table:table-cell>
          <table:table-cell office:value-type="float" office:value="1776" calcext:value-type="float">
            <text:p>1776</text:p>
          </table:table-cell>
          <table:table-cell office:value-type="float" office:value="993909" calcext:value-type="float">
            <text:p>993909</text:p>
          </table:table-cell>
          <table:table-cell office:value-type="float" office:value="5001859" calcext:value-type="float">
            <text:p>500185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<text:a xlink:href="https://grail.cs.washington.edu/projects/bal/data/venice/problem-1778-993923-pre.txt.bz2" xlink:type="simple">problem-1778-993923-pre.txt.bz2</text:a></text:p>
          </table:table-cell>
          <table:table-cell office:value-type="float" office:value="1778" calcext:value-type="float">
            <text:p>1778</text:p>
          </table:table-cell>
          <table:table-cell office:value-type="float" office:value="993923" calcext:value-type="float">
            <text:p>993923</text:p>
          </table:table-cell>
          <table:table-cell office:value-type="float" office:value="5001946" calcext:value-type="float">
            <text:p>5001946</text:p>
          </table:table-cell>
          <table:table-cell table:number-columns-repeated="5"/>
        </table:table-row>
        <table:table-row table:style-name="ro8">
          <table:table-cell table:style-name="Default" table:number-columns-repeated="4"/>
          <table:table-cell table:number-columns-repeated="5"/>
        </table:table-row>
        <table:table-row table:style-name="ro12">
          <table:table-cell table:style-name="ce1" office:value-type="string" calcext:value-type="string">
            <text:p><text:s text:c="12"/>Final</text:p>
          </table:table-cell>
          <table:table-cell table:style-name="Default" table:number-columns-repeated="3"/>
          <table:table-cell table:number-columns-repeated="5"/>
        </table:table-row>
        <table:table-row table:style-name="ro15">
          <table:table-cell table:style-name="Default" table:number-columns-repeated="4"/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final/problem-93-61203-pre.txt.bz2" xlink:type="simple">problem-93-61203-pre.txt.bz2</text:a> </text:p>
          </table:table-cell>
          <table:table-cell office:value-type="float" office:value="93" calcext:value-type="float">
            <text:p>93</text:p>
          </table:table-cell>
          <table:table-cell office:value-type="float" office:value="61203" calcext:value-type="float">
            <text:p>61203</text:p>
          </table:table-cell>
          <table:table-cell office:value-type="float" office:value="287451" calcext:value-type="float">
            <text:p>287451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final/problem-394-100368-pre.txt.bz2" xlink:type="simple">problem-394-100368-pre.txt.bz2</text:a> </text:p>
          </table:table-cell>
          <table:table-cell office:value-type="float" office:value="394" calcext:value-type="float">
            <text:p>394</text:p>
          </table:table-cell>
          <table:table-cell office:value-type="float" office:value="100368" calcext:value-type="float">
            <text:p>100368</text:p>
          </table:table-cell>
          <table:table-cell office:value-type="float" office:value="534408" calcext:value-type="float">
            <text:p>534408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final/problem-871-527480-pre.txt.bz2" xlink:type="simple">problem-871-527480-pre.txt.bz2</text:a> </text:p>
          </table:table-cell>
          <table:table-cell office:value-type="float" office:value="871" calcext:value-type="float">
            <text:p>871</text:p>
          </table:table-cell>
          <table:table-cell office:value-type="float" office:value="527480" calcext:value-type="float">
            <text:p>527480</text:p>
          </table:table-cell>
          <table:table-cell office:value-type="float" office:value="2785977" calcext:value-type="float">
            <text:p>278597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final/problem-961-187103-pre.txt.bz2" xlink:type="simple">problem-961-187103-pre.txt.bz2</text:a> </text:p>
          </table:table-cell>
          <table:table-cell office:value-type="float" office:value="961" calcext:value-type="float">
            <text:p>961</text:p>
          </table:table-cell>
          <table:table-cell office:value-type="float" office:value="187103" calcext:value-type="float">
            <text:p>187103</text:p>
          </table:table-cell>
          <table:table-cell office:value-type="float" office:value="1692975" calcext:value-type="float">
            <text:p>169297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final/problem-1936-649673-pre.txt.bz2" xlink:type="simple">problem-1936-649673-pre.txt.bz2</text:a> </text:p>
          </table:table-cell>
          <table:table-cell office:value-type="float" office:value="1936" calcext:value-type="float">
            <text:p>1936</text:p>
          </table:table-cell>
          <table:table-cell office:value-type="float" office:value="649673" calcext:value-type="float">
            <text:p>649673</text:p>
          </table:table-cell>
          <table:table-cell office:value-type="float" office:value="5213733" calcext:value-type="float">
            <text:p>5213733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final/problem-3068-310854-pre.txt.bz2" xlink:type="simple">problem-3068-310854-pre.txt.bz2</text:a> </text:p>
          </table:table-cell>
          <table:table-cell office:value-type="float" office:value="3068" calcext:value-type="float">
            <text:p>3068</text:p>
          </table:table-cell>
          <table:table-cell office:value-type="float" office:value="310854" calcext:value-type="float">
            <text:p>310854</text:p>
          </table:table-cell>
          <table:table-cell office:value-type="float" office:value="1653812" calcext:value-type="float">
            <text:p>165381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<text:a xlink:href="https://grail.cs.washington.edu/projects/bal/data/final/problem-4585-1324582-pre.txt.bz2" xlink:type="simple">problem-4585-1324582-pre.txt.bz2</text:a> </text:p>
          </table:table-cell>
          <table:table-cell office:value-type="float" office:value="4585" calcext:value-type="float">
            <text:p>4585</text:p>
          </table:table-cell>
          <table:table-cell office:value-type="float" office:value="1324582" calcext:value-type="float">
            <text:p>1324582</text:p>
          </table:table-cell>
          <table:table-cell office:value-type="float" office:value="9125125" calcext:value-type="float">
            <text:p>9125125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<text:a xlink:href="https://grail.cs.washington.edu/projects/bal/data/final/problem-13682-4456117-pre.txt.bz2" xlink:type="simple">problem-13682-4456117-pre.txt.bz2</text:a></text:p>
          </table:table-cell>
          <table:table-cell office:value-type="float" office:value="13682" calcext:value-type="float">
            <text:p>13682</text:p>
          </table:table-cell>
          <table:table-cell office:value-type="float" office:value="4456117" calcext:value-type="float">
            <text:p>4456117</text:p>
          </table:table-cell>
          <table:table-cell office:value-type="float" office:value="28987644" calcext:value-type="float">
            <text:p>2898764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 style:data-style-name="N2" text:time-value="01:04:35.275039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6:32:03.269547301</meta:creation-date>
    <dc:date>2019-04-15T17:02:47.363438730</dc:date>
    <meta:editing-duration>PT37M50S</meta:editing-duration>
    <meta:editing-cycles>6</meta:editing-cycles>
    <meta:generator>LibreOffice/6.0.7.3$Linux_X86_64 LibreOffice_project/00m0$Build-3</meta:generator>
    <meta:document-statistic meta:table-count="1" meta:cell-count="521" meta:object-count="0"/>
  </office:meta>
</office:document-meta>
</file>